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number-columns-repeated="5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table:number-columns-spanned="8" table:number-rows-spanned="1">
            <text:p>hideurban rapid transit systems</text:p>
          </table:table-cell>
          <table:covered-table-cell table:number-columns-repeated="7" table:style-name="Default"/>
          <table:table-cell table:number-columns-repeated="1015"/>
        </table:table-row>
        <table:table-row table:style-name="ro3">
          <table:table-cell/>
          <table:table-cell table:style-name="ce2" office:value-type="string">
            <text:p>System</text:p>
          </table:table-cell>
          <table:table-cell table:style-name="ce2" office:value-type="string">
            <text:p>Locale</text:p>
          </table:table-cell>
          <table:table-cell table:style-name="ce2" office:value-type="string">
            <text:p>Lines</text:p>
          </table:table-cell>
          <table:table-cell table:style-name="ce2" office:value-type="string">
            <text:p>Stations</text:p>
          </table:table-cell>
          <table:table-cell table:style-name="ce2" office:value-type="string">
            <text:p>Length (km)</text:p>
          </table:table-cell>
          <table:table-cell table:style-name="ce2" office:value-type="string">
            <text:p>Commencement</text:p>
          </table:table-cell>
          <table:table-cell table:style-name="ce2" office:value-type="string">
            <text:p>Annual ridership</text:p>
          </table:table-cell>
          <table:table-cell table:style-name="ce2" office:value-type="string">
            <text:p>Busiest station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office:value-type="string">
            <text:p><text:a xlink:href="https://en.wikipedia.org/wiki/Beijing_Subway">Beijing Subway</text:a> <text:a xlink:href="https://en.wikipedia.org/wiki/Beijing_Subway"> </text:a> (<text:a xlink:href="https://en.wikipedia.org/wiki/Beijing_Subway"> </text:a> <text:a xlink:href="https://en.wikipedia.org/wiki/Beijing_Subway"> </text:a> <text:a xlink:href="https://en.wikipedia.org/wiki/Beijing_Subway"> </text:a>)</text:p>
            <draw:frame table:end-cell-address="Feuille1.B4" table:end-x="0.318cm" table:end-y="0.317cm" draw:z-index="0" draw:name="https://upload.wikimedia.org/wikipedia/commons/thumb/3/36/Beijing_Subway_icon.svg/16px-Beijing_Subway_icon.svg.png" draw:style-name="gr1" draw:text-style-name="P1" svg:width="0.317cm" svg:height="0.317cm" svg:x="0.001cm" svg:y="0cm">
              <draw:image xlink:href="https://upload.wikimedia.org/wikipedia/commons/thumb/3/36/Beijing_Subway_icon.svg/16px-Beijing_Subway_icon.svg.png" xlink:type="simple" xlink:show="embed" xlink:actuate="onLoad">
                <text:p/>
              </draw:image>
            </draw:frame>
            <draw:frame table:end-cell-address="Feuille1.B4" table:end-x="0.635cm" table:end-y="0.317cm" draw:z-index="1" draw:name="https://upload.wikimedia.org/wikipedia/en/thumb/1/19/BeijingMTRicon.svg/16px-BeijingMTRicon.svg.png" draw:style-name="gr1" draw:text-style-name="P1" svg:width="0.317cm" svg:height="0.317cm" svg:x="0.318cm" svg:y="0cm">
              <draw:image xlink:href="https://upload.wikimedia.org/wikipedia/en/thumb/1/19/BeijingMTRicon.svg/16px-BeijingMTRicon.svg.png" xlink:type="simple" xlink:show="embed" xlink:actuate="onLoad">
                <text:p/>
              </draw:image>
            </draw:frame>
            <draw:frame table:end-cell-address="Feuille1.B4" table:end-x="0.953cm" table:end-y="0.217cm" draw:z-index="2" draw:name="https://upload.wikimedia.org/wikipedia/en/thumb/f/ff/BeijingMTROA.svg/16px-BeijingMTROA.svg.png" draw:style-name="gr1" draw:text-style-name="P1" svg:width="0.317cm" svg:height="0.217cm" svg:x="0.636cm" svg:y="0cm">
              <draw:image xlink:href="https://upload.wikimedia.org/wikipedia/en/thumb/f/ff/BeijingMTROA.svg/16px-BeijingMTROA.svg.png" xlink:type="simple" xlink:show="embed" xlink:actuate="onLoad">
                <text:p/>
              </draw:image>
            </draw:frame>
            <draw:frame table:end-cell-address="Feuille1.B4" table:end-x="1.271cm" table:end-y="0.197cm" draw:z-index="3" draw:name="https://upload.wikimedia.org/wikipedia/en/thumb/8/8e/BeijingABC.svg/16px-BeijingABC.svg.png" draw:style-name="gr1" draw:text-style-name="P1" svg:width="0.317cm" svg:height="0.197cm" svg:x="0.954cm" svg:y="0cm">
              <draw:image xlink:href="https://upload.wikimedia.org/wikipedia/en/thumb/8/8e/BeijingABC.svg/16px-BeijingABC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Beijing">Beijing</text:a></text:p>
          </table:table-cell>
          <table:table-cell office:value-type="string">
            <text:p>21<text:a xlink:href="https://en.wikipedia.org/wiki/Urban_rail_transit_in_China#cite_note-xjline-22">[a]</text:a></text:p>
          </table:table-cell>
          <table:table-cell office:value-type="string">
            <text:p>362<text:a xlink:href="https://en.wikipedia.org/wiki/Urban_rail_transit_in_China#cite_note-xjline-22">[a]</text:a></text:p>
          </table:table-cell>
          <table:table-cell office:value-type="string">
            <text:p>599.4<text:a xlink:href="https://en.wikipedia.org/wiki/Urban_rail_transit_in_China#cite_note-xjline-22">[a]</text:a></text:p>
          </table:table-cell>
          <table:table-cell table:style-name="ce3" office:value-type="string">
            <text:p>1969-10-01<text:a xlink:href="https://en.wikipedia.org/wiki/Urban_rail_transit_in_China#cite_note-beijing-23">[b]</text:a><text:a xlink:href="https://en.wikipedia.org/wiki/Urban_rail_transit_in_China#cite_note-xjline-22">[a]</text:a></text:p>
          </table:table-cell>
          <table:table-cell office:value-type="string">
            <text:p>3777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Xizhimen_station">Xizhimen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office:value-type="string">
            <text:p><text:a xlink:href="https://en.wikipedia.org/wiki/Shanghai_Metro">Shanghai Metro</text:a> <text:a xlink:href="https://en.wikipedia.org/wiki/Shanghai_Metro"> </text:a> (<text:a xlink:href="https://en.wikipedia.org/wiki/Shanghai_Metro"> </text:a> <text:a xlink:href="https://en.wikipedia.org/wiki/Shanghai_Metro"> </text:a>)</text:p>
            <draw:frame table:end-cell-address="Feuille1.B5" table:end-x="0.318cm" table:end-y="0.317cm" draw:z-index="4" draw:name="https://upload.wikimedia.org/wikipedia/en/thumb/3/31/Shanghai_Metro_logo.svg/16px-Shanghai_Metro_logo.svg.png" draw:style-name="gr1" draw:text-style-name="P1" svg:width="0.317cm" svg:height="0.317cm" svg:x="0.001cm" svg:y="0cm">
              <draw:image xlink:href="https://upload.wikimedia.org/wikipedia/en/thumb/3/31/Shanghai_Metro_logo.svg/16px-Shanghai_Metro_logo.svg.png" xlink:type="simple" xlink:show="embed" xlink:actuate="onLoad">
                <text:p/>
              </draw:image>
            </draw:frame>
            <draw:frame table:end-cell-address="Feuille1.B5" table:end-x="0.635cm" table:end-y="0.178cm" draw:z-index="5" draw:name="https://upload.wikimedia.org/wikipedia/en/thumb/7/74/Shanghai_Maglev_Train_logo.svg/16px-Shanghai_Maglev_Train_logo.svg.png" draw:style-name="gr1" draw:text-style-name="P1" svg:width="0.317cm" svg:height="0.178cm" svg:x="0.318cm" svg:y="0cm">
              <draw:image xlink:href="https://upload.wikimedia.org/wikipedia/en/thumb/7/74/Shanghai_Maglev_Train_logo.svg/16px-Shanghai_Maglev_Train_logo.svg.png" xlink:type="simple" xlink:show="embed" xlink:actuate="onLoad">
                <text:p/>
              </draw:image>
            </draw:frame>
            <draw:frame table:end-cell-address="Feuille1.B5" table:end-x="0.953cm" table:end-y="0.237cm" draw:z-index="6" draw:name="https://upload.wikimedia.org/wikipedia/en/thumb/b/b8/Shanghai_Keolis.svg/16px-Shanghai_Keolis.svg.png" draw:style-name="gr1" draw:text-style-name="P1" svg:width="0.317cm" svg:height="0.237cm" svg:x="0.636cm" svg:y="0cm">
              <draw:image xlink:href="https://upload.wikimedia.org/wikipedia/en/thumb/b/b8/Shanghai_Keolis.svg/16px-Shanghai_Keolis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Shanghai">Shanghai</text:a> &amp; <text:a xlink:href="https://en.wikipedia.org/wiki/Kunshan">Kunshan</text:a></text:p>
          </table:table-cell>
          <table:table-cell office:value-type="float" office:value="16">
            <text:p>16</text:p>
          </table:table-cell>
          <table:table-cell office:value-type="float" office:value="392">
            <text:p>392</text:p>
          </table:table-cell>
          <table:table-cell office:value-type="string">
            <text:p>652.3</text:p>
          </table:table-cell>
          <table:table-cell office:value-type="date" office:date-value="1993-05-28">
            <text:p>28/05/93</text:p>
          </table:table-cell>
          <table:table-cell office:value-type="string">
            <text:p>3537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People%27s_Square_station">People's Square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4">
          <table:table-cell office:value-type="string">
            <text:p>X</text:p>
          </table:table-cell>
          <table:table-cell office:value-type="string">
            <text:p><text:a xlink:href="https://en.wikipedia.org/wiki/Guangzhou_Metro">Guangzhou Metro</text:a> <text:a xlink:href="https://en.wikipedia.org/wiki/Guangzhou_Metro"> </text:a> (<text:a xlink:href="https://en.wikipedia.org/wiki/Foshan_Metro"> </text:a>)</text:p>
            <draw:frame table:end-cell-address="Feuille1.B6" table:end-x="0.278cm" table:end-y="0.317cm" draw:z-index="7" draw:name="https://upload.wikimedia.org/wikipedia/commons/thumb/c/cc/Guangzhou_Metro_icon.svg/14px-Guangzhou_Metro_icon.svg.png" draw:style-name="gr1" draw:text-style-name="P1" svg:width="0.277cm" svg:height="0.317cm" svg:x="0.001cm" svg:y="0cm">
              <draw:image xlink:href="https://upload.wikimedia.org/wikipedia/commons/thumb/c/cc/Guangzhou_Metro_icon.svg/14px-Guangzhou_Metro_icon.svg.png" xlink:type="simple" xlink:show="embed" xlink:actuate="onLoad">
                <text:p/>
              </draw:image>
            </draw:frame>
            <draw:frame table:end-cell-address="Feuille1.B6" table:end-x="0.675cm" table:end-y="0.178cm" draw:z-index="8" draw:name="https://upload.wikimedia.org/wikipedia/commons/thumb/b/b0/Guangfo_Metro_icon.svg/20px-Guangfo_Metro_icon.svg.png" draw:style-name="gr1" draw:text-style-name="P1" svg:width="0.396cm" svg:height="0.178cm" svg:x="0.279cm" svg:y="0cm">
              <draw:image xlink:href="https://upload.wikimedia.org/wikipedia/commons/thumb/b/b0/Guangfo_Metro_icon.svg/20px-Guangfo_Metro_icon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Guangzhou">Guangzhou</text:a></text:p>
          </table:table-cell>
          <table:table-cell office:value-type="string">
            <text:p>12<text:a xlink:href="https://en.wikipedia.org/wiki/Urban_rail_transit_in_China#cite_note-gfln-30">[g]</text:a><text:a xlink:href="https://en.wikipedia.org/wiki/Urban_rail_transit_in_China#cite_note-thz1-31">[h]</text:a></text:p>
          </table:table-cell>
          <table:table-cell office:value-type="string">
            <text:p>212<text:a xlink:href="https://en.wikipedia.org/wiki/Urban_rail_transit_in_China#cite_note-gfst-32">[i]</text:a><text:a xlink:href="https://en.wikipedia.org/wiki/Urban_rail_transit_in_China#cite_note-thz1-31">[h]</text:a></text:p>
          </table:table-cell>
          <table:table-cell office:value-type="string">
            <text:p>357.2 <text:a xlink:href="https://en.wikipedia.org/wiki/Urban_rail_transit_in_China#cite_note-gflt-33">[j]</text:a><text:a xlink:href="https://en.wikipedia.org/wiki/Urban_rail_transit_in_China#cite_note-thz1-31">[h]</text:a></text:p>
          </table:table-cell>
          <table:table-cell office:value-type="date" office:date-value="1997-06-28">
            <text:p>28/06/97</text:p>
          </table:table-cell>
          <table:table-cell office:value-type="string">
            <text:p>2805 million (2017)<text:a xlink:href="https://en.wikipedia.org/wiki/Urban_rail_transit_in_China#cite_note-new_2017_stats-24">[22]</text:a><text:a xlink:href="https://en.wikipedia.org/wiki/Urban_rail_transit_in_China#cite_note-gz-34">[k]</text:a><text:a xlink:href="https://en.wikipedia.org/wiki/Urban_rail_transit_in_China#cite_note-thz1-31">[h]</text:a></text:p>
          </table:table-cell>
          <table:table-cell office:value-type="string">
            <text:p><text:a xlink:href="https://en.wikipedia.org/wiki/Tiyu_Xilu_station">Tiyu Xilu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<text:a xlink:href="https://en.wikipedia.org/wiki/MTR">Mass Transit Railway</text:a> <text:a xlink:href="https://en.wikipedia.org/wiki/MTR"> </text:a> (<text:a xlink:href="https://en.wikipedia.org/wiki/Kowloon–Canton_Railway"> </text:a>)</text:p>
            <draw:frame table:end-cell-address="Feuille1.B7" table:end-x="0.337cm" table:end-y="0.277cm" draw:z-index="9" draw:name="https://upload.wikimedia.org/wikipedia/commons/thumb/d/d3/MTR_logo.svg/17px-MTR_logo.svg.png" draw:style-name="gr1" draw:text-style-name="P1" svg:width="0.336cm" svg:height="0.277cm" svg:x="0.001cm" svg:y="0cm">
              <draw:image xlink:href="https://upload.wikimedia.org/wikipedia/commons/thumb/d/d3/MTR_logo.svg/17px-MTR_logo.svg.png" xlink:type="simple" xlink:show="embed" xlink:actuate="onLoad">
                <text:p/>
              </draw:image>
            </draw:frame>
            <draw:frame table:end-cell-address="Feuille1.B7" table:end-x="0.654cm" table:end-y="0.237cm" draw:z-index="10" draw:name="https://upload.wikimedia.org/wikipedia/commons/thumb/8/8c/KCR_logo.svg/16px-KCR_logo.svg.png" draw:style-name="gr1" draw:text-style-name="P1" svg:width="0.317cm" svg:height="0.237cm" svg:x="0.337cm" svg:y="0cm">
              <draw:image xlink:href="https://upload.wikimedia.org/wikipedia/commons/thumb/8/8c/KCR_logo.svg/16px-KCR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Hong_Kong">Hong Kong</text:a>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string">
            <text:p>184.7</text:p>
          </table:table-cell>
          <table:table-cell table:style-name="ce3" office:value-type="string">
            <text:p>1979-10-01<text:a xlink:href="https://en.wikipedia.org/wiki/Urban_rail_transit_in_China#cite_note-merged-35">[l]</text:a></text:p>
          </table:table-cell>
          <table:table-cell office:value-type="string">
            <text:p>1767 million (2017)<text:a xlink:href="https://en.wikipedia.org/wiki/Urban_rail_transit_in_China#cite_note-36">[R 1]</text:a><text:a xlink:href="https://en.wikipedia.org/wiki/Urban_rail_transit_in_China#cite_note-37">[R Nb 1]</text:a></text:p>
          </table:table-cell>
          <table:table-cell office:value-type="string">
            <text:p><text:a xlink:href="https://en.wikipedia.org/wiki/Admiralty_station_(MTR)">Admiralty</text:a>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office:value-type="string">
            <text:p><text:a xlink:href="https://en.wikipedia.org/wiki/Shenzhen_Metro">Shenzhen Metro</text:a> <text:a xlink:href="https://en.wikipedia.org/wiki/Shenzhen_Metro"> </text:a> (<text:a xlink:href="https://en.wikipedia.org/wiki/Shenzhen_Metro"> </text:a> <text:a xlink:href="https://en.wikipedia.org/wiki/Shenzhen_Metro"> </text:a>)</text:p>
            <draw:frame table:end-cell-address="Feuille1.B8" table:end-x="0.318cm" table:end-y="0.317cm" draw:z-index="11" draw:name="https://upload.wikimedia.org/wikipedia/en/thumb/f/f0/Shenzhen_Metro_Corporation_logo.svg/16px-Shenzhen_Metro_Corporation_logo.svg.png" draw:style-name="gr1" draw:text-style-name="P1" svg:width="0.317cm" svg:height="0.317cm" svg:x="0.001cm" svg:y="0cm">
              <draw:image xlink:href="https://upload.wikimedia.org/wikipedia/en/thumb/f/f0/Shenzhen_Metro_Corporation_logo.svg/16px-Shenzhen_Metro_Corporation_logo.svg.png" xlink:type="simple" xlink:show="embed" xlink:actuate="onLoad">
                <text:p/>
              </draw:image>
            </draw:frame>
            <draw:frame table:end-cell-address="Feuille1.B8" table:end-x="0.674cm" table:end-y="0.297cm" draw:z-index="12" draw:name="https://upload.wikimedia.org/wikipedia/commons/thumb/8/8d/MTR_Corporation_icon.svg/18px-MTR_Corporation_icon.svg.png" draw:style-name="gr1" draw:text-style-name="P1" svg:width="0.356cm" svg:height="0.297cm" svg:x="0.318cm" svg:y="0cm">
              <draw:image xlink:href="https://upload.wikimedia.org/wikipedia/commons/thumb/8/8d/MTR_Corporation_icon.svg/18px-MTR_Corporation_icon.svg.png" xlink:type="simple" xlink:show="embed" xlink:actuate="onLoad">
                <text:p/>
              </draw:image>
            </draw:frame>
            <draw:frame table:end-cell-address="Feuille1.B8" table:end-x="0.993cm" table:end-y="0.237cm" draw:z-index="13" draw:name="https://upload.wikimedia.org/wikipedia/en/thumb/9/96/Shenzhen_Metro_No.3_Line_logo.svg/16px-Shenzhen_Metro_No.3_Line_logo.svg.png" draw:style-name="gr1" draw:text-style-name="P1" svg:width="0.317cm" svg:height="0.237cm" svg:x="0.676cm" svg:y="0cm">
              <draw:image xlink:href="https://upload.wikimedia.org/wikipedia/en/thumb/9/96/Shenzhen_Metro_No.3_Line_logo.svg/16px-Shenzhen_Metro_No.3_Line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Shenzhen">Shenzhen</text:a></text:p>
          </table:table-cell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office:value-type="string">
            <text:p>286.2</text:p>
          </table:table-cell>
          <table:table-cell office:value-type="date" office:date-value="2004-12-28">
            <text:p>28/12/04</text:p>
          </table:table-cell>
          <table:table-cell office:value-type="string">
            <text:p>1446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Laojie_station">Laojie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office:value-type="string">
            <text:p><text:a xlink:href="https://en.wikipedia.org/wiki/Nanjing_Metro">Nanjing Metro</text:a> <text:a xlink:href="https://en.wikipedia.org/wiki/Nanjing_Metro"> </text:a></text:p>
            <draw:frame table:end-cell-address="Feuille1.B9" table:end-x="0.318cm" table:end-y="0.317cm" draw:z-index="14" draw:name="https://upload.wikimedia.org/wikipedia/en/thumb/6/6d/Nanjing_Metro_logo.svg/16px-Nanjing_Metro_logo.svg.png" draw:style-name="gr1" draw:text-style-name="P1" svg:width="0.317cm" svg:height="0.317cm" svg:x="0.001cm" svg:y="0cm">
              <draw:image xlink:href="https://upload.wikimedia.org/wikipedia/en/thumb/6/6d/Nanjing_Metro_logo.svg/16px-Nanjing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Nanjing">Nanjing</text:a></text:p>
          </table:table-cell>
          <table:table-cell office:value-type="float" office:value="10">
            <text:p>10</text:p>
          </table:table-cell>
          <table:table-cell office:value-type="float" office:value="173">
            <text:p>173</text:p>
          </table:table-cell>
          <table:table-cell office:value-type="string">
            <text:p>377.24</text:p>
          </table:table-cell>
          <table:table-cell office:value-type="date" office:date-value="2005-09-03">
            <text:p>03/09/05</text:p>
          </table:table-cell>
          <table:table-cell office:value-type="string">
            <text:p>977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Xinjiekou_station_(Nanjing_Metro)">Xinjiekou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office:value-type="string">
            <text:p><text:a xlink:href="https://en.wikipedia.org/wiki/Wuhan_Metro">Wuhan Metro</text:a> <text:a xlink:href="https://en.wikipedia.org/wiki/Wuhan_Metro"> </text:a></text:p>
            <draw:frame table:end-cell-address="Feuille1.B10" table:end-x="0.318cm" table:end-y="0.317cm" draw:z-index="15" draw:name="https://upload.wikimedia.org/wikipedia/commons/thumb/0/01/Wuhan_Metro_Logo.svg/16px-Wuhan_Metro_Logo.svg.png" draw:style-name="gr1" draw:text-style-name="P1" svg:width="0.317cm" svg:height="0.317cm" svg:x="0.001cm" svg:y="0cm">
              <draw:image xlink:href="https://upload.wikimedia.org/wikipedia/commons/thumb/0/01/Wuhan_Metro_Logo.svg/16px-Wuhan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Wuhan">Wuhan</text:a></text:p>
          </table:table-cell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office:value-type="string">
            <text:p>283.558</text:p>
          </table:table-cell>
          <table:table-cell office:value-type="date" office:date-value="2004-07-24">
            <text:p>24/07/04</text:p>
          </table:table-cell>
          <table:table-cell office:value-type="string">
            <text:p>926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Jianghan_Road_station">Jianghan Road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Chengdu_Metro">Chengdu Metro</text:a> <text:a xlink:href="https://en.wikipedia.org/wiki/Chengdu_Metro"> </text:a></text:p>
            <draw:frame table:end-cell-address="Feuille1.B11" table:end-x="0.496cm" table:end-y="0.138cm" draw:z-index="16" draw:name="https://upload.wikimedia.org/wikipedia/commons/thumb/7/7f/Chengdu_Metro_icon.svg/25px-Chengdu_Metro_icon.svg.png" draw:style-name="gr1" draw:text-style-name="P1" svg:width="0.495cm" svg:height="0.138cm" svg:x="0.001cm" svg:y="0cm">
              <draw:image xlink:href="https://upload.wikimedia.org/wikipedia/commons/thumb/7/7f/Chengdu_Metro_icon.svg/25px-Chengdu_Metro_icon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Chengdu">Chengdu</text:a>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office:value-type="string">
            <text:p>196.5</text:p>
          </table:table-cell>
          <table:table-cell office:value-type="date" office:date-value="2010-09-27">
            <text:p>27/09/10</text:p>
          </table:table-cell>
          <table:table-cell office:value-type="string">
            <text:p>782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Chunxi_Road_station&amp;action=edit&amp;redlink=1">Chunxi Road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Chongqing_Rail_Transit">Chongqing Rail Transit</text:a> <text:a xlink:href="https://en.wikipedia.org/wiki/Chongqing_Rail_Transit"> </text:a></text:p>
            <draw:frame table:end-cell-address="Feuille1.B12" table:end-x="0.496cm" table:end-y="0.158cm" draw:z-index="17" draw:name="https://upload.wikimedia.org/wikipedia/commons/thumb/1/19/CRT_Logo.svg/25px-CRT_Logo.svg.png" draw:style-name="gr1" draw:text-style-name="P1" svg:width="0.495cm" svg:height="0.158cm" svg:x="0.001cm" svg:y="0cm">
              <draw:image xlink:href="https://upload.wikimedia.org/wikipedia/commons/thumb/1/19/CRT_Logo.svg/25px-CRT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Chongqing">Chongqing</text:a>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string">
            <text:p>263.5</text:p>
          </table:table-cell>
          <table:table-cell office:value-type="date" office:date-value="2004-11-06">
            <text:p>06/11/04</text:p>
          </table:table-cell>
          <table:table-cell office:value-type="string">
            <text:p>743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Guanyinqiao_Station">Guanyinqiao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 table:style-name="ce1"/>
          <table:table-cell table:style-name="ce4" office:value-type="string">
            <text:p><text:a xlink:href="https://en.wikipedia.org/wiki/Xi%27an_Metro">Xi'an Metro</text:a> <text:a xlink:href="https://en.wikipedia.org/wiki/Xi%27an_Metro"> </text:a></text:p>
            <draw:frame table:end-cell-address="Feuille1.B13" table:end-x="0.318cm" table:end-y="0.317cm" draw:z-index="18" draw:name="https://upload.wikimedia.org/wikipedia/en/thumb/f/f7/Xian_Metro_logo.svg/16px-Xian_Metro_logo.svg.png" draw:style-name="gr1" draw:text-style-name="P1" svg:width="0.317cm" svg:height="0.317cm" svg:x="0.001cm" svg:y="0cm">
              <draw:image xlink:href="https://upload.wikimedia.org/wikipedia/en/thumb/f/f7/Xian_Metro_logo.svg/16px-Xian_Metro_logo.svg.png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s://en.wikipedia.org/wiki/Xi%27an">Xi'an</text:a>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90">
            <text:p>90</text:p>
          </table:table-cell>
          <table:table-cell table:style-name="ce6" office:value-type="date" office:date-value="2011-09-16">
            <text:p>16/09/11</text:p>
          </table:table-cell>
          <table:table-cell table:style-name="ce4" office:value-type="string">
            <text:p>605 million (2017)<text:a xlink:href="https://en.wikipedia.org/wiki/Urban_rail_transit_in_China#cite_note-new_2017_stats-24">[22]</text:a></text:p>
          </table:table-cell>
          <table:table-cell table:style-name="ce4" office:value-type="string">
            <text:p><text:a xlink:href="https://en.wikipedia.org/wiki/Beida_Jie_station">Beida Jie</text:a> (2017)<text:a xlink:href="https://en.wikipedia.org/wiki/Urban_rail_transit_in_China#cite_note-new_2017_stats-24">[22]</text:a></text:p>
          </table:table-cell>
          <table:table-cell table:style-name="ce1" table:number-columns-repeated="1015"/>
        </table:table-row>
        <table:table-row table:style-name="ro3">
          <table:table-cell/>
          <table:table-cell office:value-type="string">
            <text:p><text:a xlink:href="https://en.wikipedia.org/wiki/Tianjin_Metro">Tianjin Metro</text:a> <text:a xlink:href="https://en.wikipedia.org/wiki/Tianjin_Metro"> </text:a> (<text:a xlink:href="https://en.wikipedia.org/wiki/Tianjin_Metro"> </text:a> <text:a xlink:href="https://en.wikipedia.org/wiki/Tianjin_Metro"> </text:a>)</text:p>
            <draw:frame table:end-cell-address="Feuille1.B14" table:end-x="0.318cm" table:end-y="0.317cm" draw:z-index="19" draw:name="https://upload.wikimedia.org/wikipedia/commons/thumb/f/f2/TianjinMetro.svg/16px-TianjinMetro.svg.png" draw:style-name="gr1" draw:text-style-name="P1" svg:width="0.317cm" svg:height="0.317cm" svg:x="0.001cm" svg:y="0cm">
              <draw:image xlink:href="https://upload.wikimedia.org/wikipedia/commons/thumb/f/f2/TianjinMetro.svg/16px-TianjinMetro.svg.png" xlink:type="simple" xlink:show="embed" xlink:actuate="onLoad">
                <text:p/>
              </draw:image>
            </draw:frame>
            <draw:frame table:end-cell-address="Feuille1.B14" table:end-x="0.714cm" table:end-y="0.098cm" draw:z-index="20" draw:name="https://upload.wikimedia.org/wikipedia/en/thumb/4/4a/Tianjin_Rail_Transit_logo.svg/20px-Tianjin_Rail_Transit_logo.svg.png" draw:style-name="gr1" draw:text-style-name="P1" svg:width="0.396cm" svg:height="0.098cm" svg:x="0.318cm" svg:y="0cm">
              <draw:image xlink:href="https://upload.wikimedia.org/wikipedia/en/thumb/4/4a/Tianjin_Rail_Transit_logo.svg/20px-Tianjin_Rail_Transit_logo.svg.png" xlink:type="simple" xlink:show="embed" xlink:actuate="onLoad">
                <text:p/>
              </draw:image>
            </draw:frame>
            <draw:frame table:end-cell-address="Feuille1.B14" table:end-x="1.111cm" table:end-y="0.158cm" draw:z-index="21" draw:name="https://upload.wikimedia.org/wikipedia/commons/thumb/6/6c/Binhai_Mass_Transit_Development_Corporation_logo.svg/20px-Binhai_Mass_Transit_Development_Corporation_logo.svg.png" draw:style-name="gr1" draw:text-style-name="P1" svg:width="0.396cm" svg:height="0.158cm" svg:x="0.715cm" svg:y="0cm">
              <draw:image xlink:href="https://upload.wikimedia.org/wikipedia/commons/thumb/6/6c/Binhai_Mass_Transit_Development_Corporation_logo.svg/20px-Binhai_Mass_Transit_Development_Corporation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Tianjin">Tianjin</text:a>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office:value-type="string">
            <text:p>219.8</text:p>
          </table:table-cell>
          <table:table-cell table:style-name="ce3" office:value-type="string">
            <text:p>1984-12-28<text:a xlink:href="https://en.wikipedia.org/wiki/Urban_rail_transit_in_China#cite_note-closed-38">[m]</text:a></text:p>
          </table:table-cell>
          <table:table-cell office:value-type="string">
            <text:p>351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Tianjinzhan_station">Tianjinzhan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Hangzhou_Metro">Hangzhou Metro</text:a> <text:a xlink:href="https://en.wikipedia.org/wiki/Hangzhou_Metro"> </text:a> (<text:a xlink:href="https://en.wikipedia.org/wiki/Hangzhou_Metro"> </text:a>)</text:p>
            <draw:frame table:end-cell-address="Feuille1.B15" table:end-x="0.318cm" table:end-y="0.317cm" draw:z-index="22" draw:name="https://upload.wikimedia.org/wikipedia/en/thumb/7/70/Hangzhou_Metro_logo.svg/16px-Hangzhou_Metro_logo.svg.png" draw:style-name="gr1" draw:text-style-name="P1" svg:width="0.317cm" svg:height="0.317cm" svg:x="0.001cm" svg:y="0cm">
              <draw:image xlink:href="https://upload.wikimedia.org/wikipedia/en/thumb/7/70/Hangzhou_Metro_logo.svg/16px-Hangzhou_Metro_logo.svg.png" xlink:type="simple" xlink:show="embed" xlink:actuate="onLoad">
                <text:p/>
              </draw:image>
            </draw:frame>
            <draw:frame table:end-cell-address="Feuille1.B15" table:end-x="0.635cm" table:end-y="0.257cm" draw:z-index="23" draw:name="https://upload.wikimedia.org/wikipedia/en/thumb/2/2d/Hangzhou_MTR_Logo.svg/16px-Hangzhou_MTR_Logo.svg.png" draw:style-name="gr1" draw:text-style-name="P1" svg:width="0.317cm" svg:height="0.257cm" svg:x="0.318cm" svg:y="0cm">
              <draw:image xlink:href="https://upload.wikimedia.org/wikipedia/en/thumb/2/2d/Hangzhou_MTR_Logo.svg/16px-Hangzhou_MTR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Hangzhou">Hangzhou</text:a>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string">
            <text:p>117.3</text:p>
          </table:table-cell>
          <table:table-cell office:value-type="date" office:date-value="2012-11-24">
            <text:p>24/11/12</text:p>
          </table:table-cell>
          <table:table-cell office:value-type="string">
            <text:p>339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Hangzhou_East_railway_station">East Railway Station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Shenyang_Metro">Shenyang Metro</text:a> <text:a xlink:href="https://en.wikipedia.org/wiki/Shenyang_Metro"> </text:a></text:p>
            <draw:frame table:end-cell-address="Feuille1.B16" table:end-x="0.318cm" table:end-y="0.317cm" draw:z-index="24" draw:name="https://upload.wikimedia.org/wikipedia/commons/thumb/7/75/Shenyang_Metro_Corporation_Logo.svg/16px-Shenyang_Metro_Corporation_Logo.svg.png" draw:style-name="gr1" draw:text-style-name="P1" svg:width="0.317cm" svg:height="0.317cm" svg:x="0.001cm" svg:y="0cm">
              <draw:image xlink:href="https://upload.wikimedia.org/wikipedia/commons/thumb/7/75/Shenyang_Metro_Corporation_Logo.svg/16px-Shenyang_Metro_Corporation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Shenyang">Shenyang</text:a>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59.4</text:p>
          </table:table-cell>
          <table:table-cell office:value-type="date" office:date-value="2010-09-27">
            <text:p>27/09/10</text:p>
          </table:table-cell>
          <table:table-cell office:value-type="string">
            <text:p>319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Qingnian_Avenue_station&amp;action=edit&amp;redlink=1">Qingnian Avenue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Zhengzhou_Metro">Zhengzhou Metro</text:a> <text:a xlink:href="https://en.wikipedia.org/wiki/Zhengzhou_Metro"> </text:a></text:p>
            <draw:frame table:end-cell-address="Feuille1.B17" table:end-x="0.258cm" table:end-y="0.317cm" draw:z-index="25" draw:name="https://upload.wikimedia.org/wikipedia/en/thumb/d/d8/Zhengzhou_Metro_logo.svg/13px-Zhengzhou_Metro_logo.svg.png" draw:style-name="gr1" draw:text-style-name="P1" svg:width="0.257cm" svg:height="0.317cm" svg:x="0.001cm" svg:y="0cm">
              <draw:image xlink:href="https://upload.wikimedia.org/wikipedia/en/thumb/d/d8/Zhengzhou_Metro_logo.svg/13px-Zhengzhou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Zhengzhou">Zhengzhou</text:a> &amp; <text:a xlink:href="https://en.wikipedia.org/wiki/Xinzheng">Xinzheng</text:a>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string">
            <text:p>93.7</text:p>
          </table:table-cell>
          <table:table-cell office:value-type="date" office:date-value="2013-12-26">
            <text:p>26/12/13</text:p>
          </table:table-cell>
          <table:table-cell office:value-type="string">
            <text:p>252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Erqiguangchang_station">Erqiguangchang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Suzhou_Rail_Transit">Suzhou Rail Transit</text:a> <text:a xlink:href="https://en.wikipedia.org/wiki/Suzhou_Rail_Transit"> </text:a></text:p>
            <draw:frame table:end-cell-address="Feuille1.B18" table:end-x="0.318cm" table:end-y="0.178cm" draw:z-index="26" draw:name="https://upload.wikimedia.org/wikipedia/en/thumb/4/41/Suzhou_Rail_Transit_logo.svg/16px-Suzhou_Rail_Transit_logo.svg.png" draw:style-name="gr1" draw:text-style-name="P1" svg:width="0.317cm" svg:height="0.178cm" svg:x="0.001cm" svg:y="0cm">
              <draw:image xlink:href="https://upload.wikimedia.org/wikipedia/en/thumb/4/41/Suzhou_Rail_Transit_logo.svg/16px-Suzhou_Rail_Transit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Suzhou">Suzhou</text:a>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118.9</text:p>
          </table:table-cell>
          <table:table-cell office:value-type="date" office:date-value="2012-04-28">
            <text:p>28/04/12</text:p>
          </table:table-cell>
          <table:table-cell office:value-type="string">
            <text:p>248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Suzhou_Railway_Station_station">Suzhou Railway Station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Changsha_Metro">Changsha Metro</text:a> <text:a xlink:href="https://en.wikipedia.org/wiki/Changsha_Metro"> </text:a></text:p>
            <draw:frame table:end-cell-address="Feuille1.B19" table:end-x="0.298cm" table:end-y="0.257cm" draw:z-index="27" draw:name="https://upload.wikimedia.org/wikipedia/en/thumb/e/eb/Changsha_Metro_logo.svg/15px-Changsha_Metro_logo.svg.png" draw:style-name="gr1" draw:text-style-name="P1" svg:width="0.297cm" svg:height="0.257cm" svg:x="0.001cm" svg:y="0cm">
              <draw:image xlink:href="https://upload.wikimedia.org/wikipedia/en/thumb/e/eb/Changsha_Metro_logo.svg/15px-Changsha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Changsha">Changsha</text:a>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50.148</text:p>
          </table:table-cell>
          <table:table-cell office:value-type="date" office:date-value="2014-04-29">
            <text:p>29/04/14</text:p>
          </table:table-cell>
          <table:table-cell office:value-type="string">
            <text:p>233 million (2017)<text:a xlink:href="https://en.wikipedia.org/wiki/Urban_rail_transit_in_China#cite_note-new_2017_stats-24">[22]</text:a><text:a xlink:href="https://en.wikipedia.org/wiki/Urban_rail_transit_in_China#cite_note-cs-27">[e]</text:a></text:p>
          </table:table-cell>
          <table:table-cell office:value-type="string">
            <text:p><text:a xlink:href="https://en.wikipedia.org/wiki/Wuyi_Square_station">Wuyi Square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Dalian_Metro">Dalian Metro</text:a> <text:a xlink:href="https://en.wikipedia.org/wiki/Dalian_Metro"> </text:a> (<text:a xlink:href="https://en.wikipedia.org/wiki/File:Dalian_Kuaigui_Logo.svg"> </text:a>)</text:p>
            <draw:frame table:end-cell-address="Feuille1.B20" table:end-x="0.298cm" table:end-y="0.317cm" draw:z-index="28" draw:name="https://upload.wikimedia.org/wikipedia/commons/thumb/4/4a/Dalian_Metro_Logo_Image_Only.svg/15px-Dalian_Metro_Logo_Image_Only.svg.png" draw:style-name="gr1" draw:text-style-name="P1" svg:width="0.297cm" svg:height="0.317cm" svg:x="0.001cm" svg:y="0cm">
              <draw:image xlink:href="https://upload.wikimedia.org/wikipedia/commons/thumb/4/4a/Dalian_Metro_Logo_Image_Only.svg/15px-Dalian_Metro_Logo_Image_Only.svg.png" xlink:type="simple" xlink:show="embed" xlink:actuate="onLoad">
                <text:p/>
              </draw:image>
            </draw:frame>
            <draw:frame table:end-cell-address="Feuille1.B20" table:end-x="0.615cm" table:end-y="0.118cm" draw:z-index="29" draw:name="https://upload.wikimedia.org/wikipedia/en/thumb/2/26/Dalian_Kuaigui_Logo.svg/16px-Dalian_Kuaigui_Logo.svg.png" draw:style-name="gr1" draw:text-style-name="P1" svg:width="0.317cm" svg:height="0.118cm" svg:x="0.298cm" svg:y="0cm">
              <draw:image xlink:href="https://upload.wikimedia.org/wikipedia/en/thumb/2/26/Dalian_Kuaigui_Logo.svg/16px-Dalian_Kuaigui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Dalian">Dalian</text:a>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153.54</text:p>
          </table:table-cell>
          <table:table-cell office:value-type="date" office:date-value="2002-11-08">
            <text:p>08/11/02</text:p>
          </table:table-cell>
          <table:table-cell office:value-type="string">
            <text:p>157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Xi%27an_Road_station&amp;action=edit&amp;redlink=1">Xi'an Road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Kunming_Rail_Transit">Kunming Rail Transit</text:a> <text:a xlink:href="https://en.wikipedia.org/wiki/Kunming_Rail_Transit"> </text:a></text:p>
            <draw:frame table:end-cell-address="Feuille1.B21" table:end-x="0.337cm" table:end-y="0.317cm" draw:z-index="30" draw:name="https://upload.wikimedia.org/wikipedia/commons/thumb/a/ac/Kunming_Metro_Logo.svg/17px-Kunming_Metro_Logo.svg.png" draw:style-name="gr1" draw:text-style-name="P1" svg:width="0.336cm" svg:height="0.317cm" svg:x="0.001cm" svg:y="0cm">
              <draw:image xlink:href="https://upload.wikimedia.org/wikipedia/commons/thumb/a/ac/Kunming_Metro_Logo.svg/17px-Kunming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Kunming">Kunming</text:a>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87.2</text:p>
          </table:table-cell>
          <table:table-cell office:value-type="date" office:date-value="2012-06-28">
            <text:p>28/06/12</text:p>
          </table:table-cell>
          <table:table-cell office:value-type="string">
            <text:p>124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Dongfeng_Square_station&amp;action=edit&amp;redlink=1">Dongfeng Square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Harbin_Metro">Harbin Metro</text:a> <text:a xlink:href="https://en.wikipedia.org/wiki/Harbin_Metro"> </text:a></text:p>
            <draw:frame table:end-cell-address="Feuille1.B22" table:end-x="0.318cm" table:end-y="0.317cm" draw:z-index="31" draw:name="https://upload.wikimedia.org/wikipedia/en/thumb/3/37/Harbin_Metro_logo.svg/16px-Harbin_Metro_logo.svg.png" draw:style-name="gr1" draw:text-style-name="P1" svg:width="0.317cm" svg:height="0.317cm" svg:x="0.001cm" svg:y="0cm">
              <draw:image xlink:href="https://upload.wikimedia.org/wikipedia/en/thumb/3/37/Harbin_Metro_logo.svg/16px-Harbin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Harbin">Harbin</text:a>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21.14</text:p>
          </table:table-cell>
          <table:table-cell office:value-type="date" office:date-value="2013-09-26">
            <text:p>26/09/13</text:p>
          </table:table-cell>
          <table:table-cell office:value-type="string">
            <text:p>113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The_Second_Affiliated_Hospital_of_Harbin_Medical_University_station&amp;action=edit&amp;redlink=1">The Second Affiliated Hospital of Harbin Medical University</text:a>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Ningbo_Rail_Transit">Ningbo Rail Transit</text:a> <text:a xlink:href="https://en.wikipedia.org/wiki/Ningbo_Rail_Transit"> </text:a></text:p>
            <draw:frame table:end-cell-address="Feuille1.B23" table:end-x="0.337cm" table:end-y="0.317cm" draw:z-index="32" draw:name="https://upload.wikimedia.org/wikipedia/en/thumb/f/f4/Ningbo_Rail_Transit_Logo_No_Text.png/17px-Ningbo_Rail_Transit_Logo_No_Text.png" draw:style-name="gr1" draw:text-style-name="P1" svg:width="0.336cm" svg:height="0.317cm" svg:x="0.001cm" svg:y="0cm">
              <draw:image xlink:href="https://upload.wikimedia.org/wikipedia/en/thumb/f/f4/Ningbo_Rail_Transit_Logo_No_Text.png/17px-Ningbo_Rail_Transit_Logo_No_Text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Ningbo">Ningbo</text:a>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date" office:date-value="2014-05-30">
            <text:p>30/05/14</text:p>
          </table:table-cell>
          <table:table-cell office:value-type="string">
            <text:p>112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Gulou_station_(Ningbo_Rail_Transit)">Gulou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Foshan_Metro">Foshan Metro</text:a> <text:a xlink:href="https://en.wikipedia.org/wiki/Foshan_Metro"> </text:a> (<text:a xlink:href="https://en.wikipedia.org/wiki/Foshan_Metro"> </text:a>)</text:p>
            <draw:frame table:end-cell-address="Feuille1.B24" table:end-x="0.496cm" table:end-y="0.158cm" draw:z-index="33" draw:name="https://upload.wikimedia.org/wikipedia/commons/thumb/4/4c/FMetro_logo_icon.svg/25px-FMetro_logo_icon.svg.png" draw:style-name="gr1" draw:text-style-name="P1" svg:width="0.495cm" svg:height="0.158cm" svg:x="0.001cm" svg:y="0cm">
              <draw:image xlink:href="https://upload.wikimedia.org/wikipedia/commons/thumb/4/4c/FMetro_logo_icon.svg/25px-FMetro_logo_icon.svg.png" xlink:type="simple" xlink:show="embed" xlink:actuate="onLoad">
                <text:p/>
              </draw:image>
            </draw:frame>
            <draw:frame table:end-cell-address="Feuille1.B24" table:end-x="0.893cm" table:end-y="0.178cm" draw:z-index="34" draw:name="https://upload.wikimedia.org/wikipedia/commons/thumb/b/b0/Guangfo_Metro_icon.svg/20px-Guangfo_Metro_icon.svg.png" draw:style-name="gr1" draw:text-style-name="P1" svg:width="0.396cm" svg:height="0.178cm" svg:x="0.497cm" svg:y="0cm">
              <draw:image xlink:href="https://upload.wikimedia.org/wikipedia/commons/thumb/b/b0/Guangfo_Metro_icon.svg/20px-Guangfo_Metro_icon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Foshan">Foshan</text:a> &amp; <text:a xlink:href="https://en.wikipedia.org/wiki/Guangzhou">Guangzhou</text:a>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34.4</text:p>
          </table:table-cell>
          <table:table-cell office:value-type="date" office:date-value="2010-11-03">
            <text:p>03/11/10</text:p>
          </table:table-cell>
          <table:table-cell office:value-type="string">
            <text:p>110 million (2017)<text:a xlink:href="https://en.wikipedia.org/wiki/Urban_rail_transit_in_China#cite_note-new_2017_foshan_stats-29">[23]</text:a></text:p>
          </table:table-cell>
          <table:table-cell office:value-type="string">
            <text:p><text:a xlink:href="https://en.wikipedia.org/wiki/Zumiao_station">Zumiao</text:a> (2017)<text:a xlink:href="https://en.wikipedia.org/wiki/Urban_rail_transit_in_China#cite_note-new_2017_foshan_stats-29">[23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Nanchang_Metro">Nanchang Metro</text:a> <text:a xlink:href="https://en.wikipedia.org/wiki/Nanchang_Metro"> </text:a></text:p>
            <draw:frame table:end-cell-address="Feuille1.B25" table:end-x="0.397cm" table:end-y="0.158cm" draw:z-index="35" draw:name="https://upload.wikimedia.org/wikipedia/commons/thumb/e/ed/NanChang_Metro_logo.svg/20px-NanChang_Metro_logo.svg.png" draw:style-name="gr1" draw:text-style-name="P1" svg:width="0.396cm" svg:height="0.158cm" svg:x="0.001cm" svg:y="0cm">
              <draw:image xlink:href="https://upload.wikimedia.org/wikipedia/commons/thumb/e/ed/NanChang_Metro_logo.svg/20px-NanChang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Nanchang">Nanchang</text:a>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48.3</text:p>
          </table:table-cell>
          <table:table-cell office:value-type="date" office:date-value="2015-12-26">
            <text:p>26/12/15</text:p>
          </table:table-cell>
          <table:table-cell office:value-type="string">
            <text:p>109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Metro_Central_station&amp;action=edit&amp;redlink=1">Metro Central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Nanning_Rail_Transit">Nanning Rail Transit</text:a> <text:a xlink:href="https://en.wikipedia.org/wiki/Nanning_Rail_Transit"> </text:a></text:p>
            <draw:frame table:end-cell-address="Feuille1.B26" table:end-x="0.318cm" table:end-y="0.257cm" draw:z-index="36" draw:name="https://upload.wikimedia.org/wikipedia/commons/thumb/f/f0/Nanning_Rail_Transit.png/16px-Nanning_Rail_Transit.png" draw:style-name="gr1" draw:text-style-name="P1" svg:width="0.317cm" svg:height="0.257cm" svg:x="0.001cm" svg:y="0cm">
              <draw:image xlink:href="https://upload.wikimedia.org/wikipedia/commons/thumb/f/f0/Nanning_Rail_Transit.png/16px-Nanning_Rail_Transit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Nanning">Nanning</text:a>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53.3</text:p>
          </table:table-cell>
          <table:table-cell office:value-type="date" office:date-value="2016-06-28">
            <text:p>28/06/16</text:p>
          </table:table-cell>
          <table:table-cell office:value-type="string">
            <text:p>97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Chaoyang_Square_station&amp;action=edit&amp;redlink=1">Chaoyang Square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Wuxi_Metro">Wuxi Metro</text:a> <text:a xlink:href="https://en.wikipedia.org/wiki/Wuxi_Metro"> </text:a></text:p>
            <draw:frame table:end-cell-address="Feuille1.B27" table:end-x="0.318cm" table:end-y="0.317cm" draw:z-index="37" draw:name="https://upload.wikimedia.org/wikipedia/en/thumb/0/0f/Wuxi_Metro_logo.svg/16px-Wuxi_Metro_logo.svg.png" draw:style-name="gr1" draw:text-style-name="P1" svg:width="0.317cm" svg:height="0.317cm" svg:x="0.001cm" svg:y="0cm">
              <draw:image xlink:href="https://upload.wikimedia.org/wikipedia/en/thumb/0/0f/Wuxi_Metro_logo.svg/16px-Wuxi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Wuxi">Wuxi</text:a>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date" office:date-value="2014-07-01">
            <text:p>01/07/14</text:p>
          </table:table-cell>
          <table:table-cell office:value-type="string">
            <text:p>92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Sanyang_Plaza_station">Sanyang Plaza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Changchun_Subway">Changchun Subway</text:a> <text:a xlink:href="https://en.wikipedia.org/wiki/Changchun_Subway"> </text:a></text:p>
            <draw:frame table:end-cell-address="Feuille1.B28" table:end-x="0.318cm" table:end-y="0.158cm" draw:z-index="38" draw:name="https://upload.wikimedia.org/wikipedia/commons/thumb/f/f2/Changchun_Light_Rail_Transit_icon.svg/16px-Changchun_Light_Rail_Transit_icon.svg.png" draw:style-name="gr1" draw:text-style-name="P1" svg:width="0.317cm" svg:height="0.158cm" svg:x="0.001cm" svg:y="0cm">
              <draw:image xlink:href="https://upload.wikimedia.org/wikipedia/commons/thumb/f/f2/Changchun_Light_Rail_Transit_icon.svg/16px-Changchun_Light_Rail_Transit_icon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Changchun">Changchun</text:a></text:p>
          </table:table-cell>
          <table:table-cell office:value-type="string">
            <text:p>4<text:a xlink:href="https://en.wikipedia.org/wiki/Urban_rail_transit_in_China#cite_note-ccline3-25">[c]</text:a></text:p>
          </table:table-cell>
          <table:table-cell office:value-type="string">
            <text:p>59<text:a xlink:href="https://en.wikipedia.org/wiki/Urban_rail_transit_in_China#cite_note-ccline3-25">[c]</text:a></text:p>
          </table:table-cell>
          <table:table-cell office:value-type="string">
            <text:p>68.8<text:a xlink:href="https://en.wikipedia.org/wiki/Urban_rail_transit_in_China#cite_note-ccline3-25">[c]</text:a></text:p>
          </table:table-cell>
          <table:table-cell table:style-name="ce3" office:value-type="string">
            <text:p>2011-06-30<text:a xlink:href="https://en.wikipedia.org/wiki/Urban_rail_transit_in_China#cite_note-ccrt-26">[d]</text:a></text:p>
          </table:table-cell>
          <table:table-cell office:value-type="string">
            <text:p>90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Changchun_railway_station">Changchun Railway Station</text:a>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Qingdao_Metro">Qingdao Metro</text:a> <text:a xlink:href="https://en.wikipedia.org/wiki/Qingdao_Metro"> </text:a></text:p>
            <draw:frame table:end-cell-address="Feuille1.B29" table:end-x="0.318cm" table:end-y="0.317cm" draw:z-index="39" draw:name="https://upload.wikimedia.org/wikipedia/en/thumb/0/0b/Qingdao_Metro.svg/16px-Qingdao_Metro.svg.png" draw:style-name="gr1" draw:text-style-name="P1" svg:width="0.317cm" svg:height="0.317cm" svg:x="0.001cm" svg:y="0cm">
              <draw:image xlink:href="https://upload.wikimedia.org/wikipedia/en/thumb/0/0b/Qingdao_Metro.svg/16px-Qingdao_Metr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Qingdao">Qingdao</text:a>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string">
            <text:p>102.580</text:p>
          </table:table-cell>
          <table:table-cell office:value-type="date" office:date-value="2015-12-16">
            <text:p>16/12/15</text:p>
          </table:table-cell>
          <table:table-cell office:value-type="string">
            <text:p>65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May_4th_Square_station&amp;action=edit&amp;redlink=1">May 4th Square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Fuzhou_Metro">Fuzhou Metro</text:a> <text:a xlink:href="https://en.wikipedia.org/wiki/Fuzhou_Metro"> </text:a></text:p>
            <draw:frame table:end-cell-address="Feuille1.B30" table:end-x="0.377cm" table:end-y="0.317cm" draw:z-index="40" draw:name="https://upload.wikimedia.org/wikipedia/en/thumb/b/be/Fuzhou_Metro_logo.svg/19px-Fuzhou_Metro_logo.svg.png" draw:style-name="gr1" draw:text-style-name="P1" svg:width="0.376cm" svg:height="0.317cm" svg:x="0.001cm" svg:y="0cm">
              <draw:image xlink:href="https://upload.wikimedia.org/wikipedia/en/thumb/b/be/Fuzhou_Metro_logo.svg/19px-Fuzhou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Fuzhou">Fuzhou</text:a>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24.89</text:p>
          </table:table-cell>
          <table:table-cell office:value-type="date" office:date-value="2016-05-16">
            <text:p>16/05/16</text:p>
          </table:table-cell>
          <table:table-cell office:value-type="string">
            <text:p>49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Fuzhou_South_railway_station">Fuzhou South Railway Station</text:a>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Hefei_Metro">Hefei Metro</text:a> <text:a xlink:href="https://en.wikipedia.org/wiki/Hefei_Metro"> </text:a></text:p>
            <draw:frame table:end-cell-address="Feuille1.B31" table:end-x="0.417cm" table:end-y="0.317cm" draw:z-index="41" draw:name="https://upload.wikimedia.org/wikipedia/commons/thumb/a/ae/HefeiMetro.svg/21px-HefeiMetro.svg.png" draw:style-name="gr1" draw:text-style-name="P1" svg:width="0.416cm" svg:height="0.317cm" svg:x="0.001cm" svg:y="0cm">
              <draw:image xlink:href="https://upload.wikimedia.org/wikipedia/commons/thumb/a/ae/HefeiMetro.svg/21px-HefeiMetr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Hefei">Hefei</text:a>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52.4</text:p>
          </table:table-cell>
          <table:table-cell office:value-type="date" office:date-value="2016-12-26">
            <text:p>26/12/16</text:p>
          </table:table-cell>
          <table:table-cell office:value-type="string">
            <text:p>42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Dadongmen_station&amp;action=edit&amp;redlink=1">Dadongmen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Shijiazhuang_Metro">Shijiazhuang Metro</text:a> <text:a xlink:href="https://en.wikipedia.org/wiki/Shijiazhuang_Metro"> </text:a></text:p>
            <draw:frame table:end-cell-address="Feuille1.B32" table:end-x="0.318cm" table:end-y="0.317cm" draw:z-index="42" draw:name="https://upload.wikimedia.org/wikipedia/commons/thumb/0/02/Shijiazhuang_Metro.svg/16px-Shijiazhuang_Metro.svg.png" draw:style-name="gr1" draw:text-style-name="P1" svg:width="0.317cm" svg:height="0.317cm" svg:x="0.001cm" svg:y="0cm">
              <draw:image xlink:href="https://upload.wikimedia.org/wikipedia/commons/thumb/0/02/Shijiazhuang_Metro.svg/16px-Shijiazhuang_Metr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Shijiazhuang">Shijiazhuang</text:a>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28.33</text:p>
          </table:table-cell>
          <table:table-cell office:value-type="date" office:date-value="2017-06-26">
            <text:p>26/06/17</text:p>
          </table:table-cell>
          <table:table-cell office:value-type="string">
            <text:p>40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/index.php?title=Xinbaiguangchang_station&amp;action=edit&amp;redlink=1">Xinbaiguangchang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Dongguan_Rail_Transit">Dongguan Rail Transit</text:a> <text:a xlink:href="https://en.wikipedia.org/wiki/Dongguan_Rail_Transit"> </text:a></text:p>
            <draw:frame table:end-cell-address="Feuille1.B33" table:end-x="0.318cm" table:end-y="0.138cm" draw:z-index="43" draw:name="https://upload.wikimedia.org/wikipedia/en/thumb/e/e5/Dongguan_Rail_Transit_logo.svg/16px-Dongguan_Rail_Transit_logo.svg.png" draw:style-name="gr1" draw:text-style-name="P1" svg:width="0.317cm" svg:height="0.138cm" svg:x="0.001cm" svg:y="0cm">
              <draw:image xlink:href="https://upload.wikimedia.org/wikipedia/en/thumb/e/e5/Dongguan_Rail_Transit_logo.svg/16px-Dongguan_Rail_Transit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Dongguan">Dongguan</text:a>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37.743</text:p>
          </table:table-cell>
          <table:table-cell office:value-type="date" office:date-value="2016-05-27">
            <text:p>27/05/16</text:p>
          </table:table-cell>
          <table:table-cell office:value-type="string">
            <text:p>38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Humen_railway_station">Humen Railway Station</text:a> 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Xiamen_Metro">Xiamen Metro</text:a> <text:a xlink:href="https://en.wikipedia.org/wiki/Xiamen_Metro"> </text:a></text:p>
            <draw:frame table:end-cell-address="Feuille1.B34" table:end-x="0.397cm" table:end-y="0.317cm" draw:z-index="44" draw:name="https://upload.wikimedia.org/wikipedia/commons/thumb/8/8a/Amoy_Metro_logo.svg/20px-Amoy_Metro_logo.svg.png" draw:style-name="gr1" draw:text-style-name="P1" svg:width="0.396cm" svg:height="0.317cm" svg:x="0.001cm" svg:y="0cm">
              <draw:image xlink:href="https://upload.wikimedia.org/wikipedia/commons/thumb/8/8a/Amoy_Metro_logo.svg/20px-Amoy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Xiamen">Xiamen</text:a>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style-name="ce5" office:value-type="date" office:date-value="2018-03-30">
            <text:p>30/03/18</text:p>
          </table:table-cell>
          <table:table-cell office:value-type="date" office:date-value="2017-12-31">
            <text:p>31/12/17</text:p>
          </table:table-cell>
          <table:table-cell office:value-type="string">
            <text:p>0.2 million (2017)</text:p>
          </table:table-cell>
          <table:table-cell office:value-type="string">
            <text:p><text:a xlink:href="https://en.wikipedia.org/w/index.php?title=Zhenhai_Road_station&amp;action=edit&amp;redlink=1">Zhenhai Road</text:a> (2017)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Guiyang_Metro">Guiyang Metro</text:a> <text:a xlink:href="https://en.wikipedia.org/wiki/Guiyang_Metro"> </text:a></text:p>
            <draw:frame table:end-cell-address="Feuille1.B35" table:end-x="0.556cm" table:end-y="0.317cm" draw:z-index="45" draw:name="https://upload.wikimedia.org/wikipedia/en/thumb/c/ce/GuiyangMetro.png/28px-GuiyangMetro.png" draw:style-name="gr1" draw:text-style-name="P1" svg:width="0.555cm" svg:height="0.317cm" svg:x="0.001cm" svg:y="0cm">
              <draw:image xlink:href="https://upload.wikimedia.org/wikipedia/en/thumb/c/ce/GuiyangMetro.png/28px-GuiyangMetro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Guiyang">Guiyang</text:a>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5" office:value-type="date" office:date-value="1983-12-01">
            <text:p>01/12/83</text:p>
          </table:table-cell>
          <table:table-cell office:value-type="date" office:date-value="2017-12-28">
            <text:p>28/12/17</text:p>
          </table:table-cell>
          <table:table-cell office:value-type="string">
            <text:p>0.05 million (2017)<text:a xlink:href="https://en.wikipedia.org/wiki/Urban_rail_transit_in_China#cite_note-new_2017_stats-24">[22]</text:a></text:p>
          </table:table-cell>
          <table:table-cell office:value-type="string">
            <text:p><text:a xlink:href="https://en.wikipedia.org/wiki/Guiyang_North_railway_station">Guiyangbei Railway Station</text:a>(2017)<text:a xlink:href="https://en.wikipedia.org/wiki/Urban_rail_transit_in_China#cite_note-new_2017_stats-24">[22]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Changsha_Maglev_Express">Changsha Maglev Express</text:a> <text:a xlink:href="https://en.wikipedia.org/wiki/Changsha_Maglev"> </text:a></text:p>
            <draw:frame table:end-cell-address="Feuille1.B36" table:end-x="0.318cm" table:end-y="0.158cm" draw:z-index="46" draw:name="https://upload.wikimedia.org/wikipedia/en/thumb/c/cf/ChangshaMaglev.svg/16px-ChangshaMaglev.svg.png" draw:style-name="gr1" draw:text-style-name="P1" svg:width="0.317cm" svg:height="0.158cm" svg:x="0.001cm" svg:y="0cm">
              <draw:image xlink:href="https://upload.wikimedia.org/wikipedia/en/thumb/c/cf/ChangshaMaglev.svg/16px-ChangshaMaglev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Changsha">Changsha</text:a>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office:value-type="date" office:date-value="2018-07-18">
            <text:p>18/07/18</text:p>
          </table:table-cell>
          <table:table-cell office:value-type="date" office:date-value="2016-05-06">
            <text:p>06/05/16</text:p>
          </table:table-cell>
          <table:table-cell table:style-name="ce7" office:value-type="string">
            <text:p/>
          </table:table-cell>
          <table:table-cell office:value-type="string">
            <text:p><text:a xlink:href="https://en.wikipedia.org/wiki/Changsha_South_railway_station">Changshanan</text:a>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Changzhou_Metro">Changzhou Metro</text:a> <text:a xlink:href="https://en.wikipedia.org/wiki/Changzhou_Metro"> </text:a><text:a xlink:href="https://en.wikipedia.org/wiki/Urban_rail_transit_in_China#cite_note-trials-28">[f]</text:a></text:p>
            <draw:frame table:end-cell-address="Feuille1.B37" table:end-x="0.298cm" table:end-y="0.297cm" draw:z-index="47" draw:name="https://upload.wikimedia.org/wikipedia/en/thumb/f/fb/ChangzhouMetro.svg/15px-ChangzhouMetro.svg.png" draw:style-name="gr1" draw:text-style-name="P1" svg:width="0.297cm" svg:height="0.297cm" svg:x="0.001cm" svg:y="0cm">
              <draw:image xlink:href="https://upload.wikimedia.org/wikipedia/en/thumb/f/fb/ChangzhouMetro.svg/15px-ChangzhouMetr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Changzhou">Changzhou</text:a>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34.0</text:p>
          </table:table-cell>
          <table:table-cell table:style-name="ce3" office:value-type="string">
            <text:p>2019-??-??</text:p>
          </table:table-cell>
          <table:table-cell table:style-name="ce7" office:value-type="string">
            <text:p/>
          </table:table-cell>
          <table:table-cell table:style-name="ce7" office:value-type="string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Guang%27an_Metro">Guang'an Metro</text:a> <text:a xlink:href="https://en.wikipedia.org/wiki/Guang%27an_Metro"> </text:a><text:a xlink:href="https://en.wikipedia.org/wiki/Urban_rail_transit_in_China#cite_note-trials-28">[f]</text:a></text:p>
            <draw:frame table:end-cell-address="Feuille1.B38" table:end-x="0.298cm" table:end-y="0.297cm" draw:z-index="48" draw:name="https://upload.wikimedia.org/wikipedia/en/thumb/2/2e/Guang%27an_Metro_logo.svg/15px-Guang%27an_Metro_logo.svg.png" draw:style-name="gr1" draw:text-style-name="P1" svg:width="0.297cm" svg:height="0.297cm" svg:x="0.001cm" svg:y="0cm">
              <draw:image xlink:href="https://upload.wikimedia.org/wikipedia/en/thumb/2/2e/Guang%27an_Metro_logo.svg/15px-Guang%27an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Guang%27an">Guang'an</text:a>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5" office:value-type="date" office:date-value="955-09-06">
            <text:p>01/09/55</text:p>
          </table:table-cell>
          <table:table-cell table:style-name="ce3" office:value-type="string">
            <text:p>2018-??-??</text:p>
          </table:table-cell>
          <table:table-cell table:style-name="ce7" office:value-type="string">
            <text:p/>
          </table:table-cell>
          <table:table-cell table:style-name="ce7" office:value-type="string">
            <text:p/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<text:a xlink:href="https://en.wikipedia.org/wiki/Jinan_Metro">Jinan Metro</text:a> <text:a xlink:href="https://en.wikipedia.org/wiki/Jinan_Metro"> </text:a><text:a xlink:href="https://en.wikipedia.org/wiki/Urban_rail_transit_in_China#cite_note-trials-28">[f]</text:a></text:p>
            <draw:frame table:end-cell-address="Feuille1.B39" table:end-x="0.298cm" table:end-y="0.297cm" draw:z-index="49" draw:name="https://upload.wikimedia.org/wikipedia/en/thumb/b/b0/JinanMetro.svg/15px-JinanMetro.svg.png" draw:style-name="gr1" draw:text-style-name="P1" svg:width="0.297cm" svg:height="0.297cm" svg:x="0.001cm" svg:y="0cm">
              <draw:image xlink:href="https://upload.wikimedia.org/wikipedia/en/thumb/b/b0/JinanMetro.svg/15px-JinanMetr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Jinan">Jinan</text:a>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5" office:value-type="date" office:date-value="2018-01-26">
            <text:p>26/01/18</text:p>
          </table:table-cell>
          <table:table-cell table:style-name="ce3" office:value-type="string">
            <text:p>2019-01-??</text:p>
          </table:table-cell>
          <table:table-cell table:style-name="ce7" office:value-type="string">
            <text:p/>
          </table:table-cell>
          <table:table-cell table:style-name="ce7" office:value-type="string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Lanzhou_Metro">Lanzhou Metro</text:a> <text:a xlink:href="https://en.wikipedia.org/wiki/Lanzhou_Metro"> </text:a><text:a xlink:href="https://en.wikipedia.org/wiki/Urban_rail_transit_in_China#cite_note-trials-28">[f]</text:a></text:p>
            <draw:frame table:end-cell-address="Feuille1.B40" table:end-x="0.318cm" table:end-y="0.317cm" draw:z-index="50" draw:name="https://upload.wikimedia.org/wikipedia/en/thumb/a/a0/LanzhouRailTransit.png/16px-LanzhouRailTransit.png" draw:style-name="gr1" draw:text-style-name="P1" svg:width="0.317cm" svg:height="0.317cm" svg:x="0.001cm" svg:y="0cm">
              <draw:image xlink:href="https://upload.wikimedia.org/wikipedia/en/thumb/a/a0/LanzhouRailTransit.png/16px-LanzhouRailTransit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Lanzhou">Lanzhou</text:a>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5" office:value-type="date" office:date-value="2018-04-25">
            <text:p>25/04/18</text:p>
          </table:table-cell>
          <table:table-cell table:style-name="ce3" office:value-type="string">
            <text:p>2018-??-??</text:p>
          </table:table-cell>
          <table:table-cell table:style-name="ce7" office:value-type="string">
            <text:p/>
          </table:table-cell>
          <table:table-cell table:style-name="ce7" office:value-type="string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Macau_Light_Rapid_Transit">Macau Light Rapid Transit</text:a> <text:a xlink:href="https://en.wikipedia.org/wiki/Macau_Light_Rapid_Transit"> </text:a><text:a xlink:href="https://en.wikipedia.org/wiki/Urban_rail_transit_in_China#cite_note-trials-28">[f]</text:a></text:p>
            <draw:frame table:end-cell-address="Feuille1.B41" table:end-x="0.496cm" table:end-y="0.277cm" draw:z-index="51" draw:name="https://upload.wikimedia.org/wikipedia/en/thumb/6/64/Macau_LRT_logo.png/25px-Macau_LRT_logo.png" draw:style-name="gr1" draw:text-style-name="P1" svg:width="0.495cm" svg:height="0.277cm" svg:x="0.001cm" svg:y="0cm">
              <draw:image xlink:href="https://upload.wikimedia.org/wikipedia/en/thumb/6/64/Macau_LRT_logo.png/25px-Macau_LRT_logo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Macau">Macau</text:a>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5" office:value-type="date" office:date-value="2018-03-09">
            <text:p>09/03/18</text:p>
          </table:table-cell>
          <table:table-cell table:style-name="ce3" office:value-type="string">
            <text:p>2019-??-??</text:p>
          </table:table-cell>
          <table:table-cell table:style-name="ce7" office:value-type="string">
            <text:p/>
          </table:table-cell>
          <table:table-cell table:style-name="ce7" office:value-type="string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Shanghai_Maglev_Train">Shanghai Maglev Train</text:a> <text:a xlink:href="https://en.wikipedia.org/wiki/Shanghai_Maglev_Train"> </text:a></text:p>
            <draw:frame table:end-cell-address="Feuille1.B42" table:end-x="0.318cm" table:end-y="0.178cm" draw:z-index="52" draw:name="https://upload.wikimedia.org/wikipedia/en/thumb/7/74/Shanghai_Maglev_Train_logo.svg/16px-Shanghai_Maglev_Train_logo.svg.png" draw:style-name="gr1" draw:text-style-name="P1" svg:width="0.317cm" svg:height="0.178cm" svg:x="0.001cm" svg:y="0cm">
              <draw:image xlink:href="https://upload.wikimedia.org/wikipedia/en/thumb/7/74/Shanghai_Maglev_Train_logo.svg/16px-Shanghai_Maglev_Train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Shanghai">Shanghai</text:a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date" office:date-value="2018-05-30">
            <text:p>30/05/18</text:p>
          </table:table-cell>
          <table:table-cell office:value-type="date" office:date-value="2002-12-31">
            <text:p>31/12/02</text:p>
          </table:table-cell>
          <table:table-cell table:style-name="ce7" office:value-type="string">
            <text:p/>
          </table:table-cell>
          <table:table-cell office:value-type="string">
            <text:p><text:a xlink:href="https://en.wikipedia.org/wiki/Longyang_Road_station">Longyang Road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<text:a xlink:href="https://en.wikipedia.org/wiki/Ürümqi_Metro">Ürümqi Metro</text:a> <text:a xlink:href="https://en.wikipedia.org/wiki/Ürümqi_Metro"> </text:a></text:p>
            <draw:frame table:end-cell-address="Feuille1.B43" table:end-x="0.496cm" table:end-y="0.178cm" draw:z-index="53" draw:name="https://upload.wikimedia.org/wikipedia/en/thumb/f/fc/Ürümqi_Metro_logo.svg/25px-Ürümqi_Metro_logo.svg.png" draw:style-name="gr1" draw:text-style-name="P1" svg:width="0.495cm" svg:height="0.178cm" svg:x="0.001cm" svg:y="0cm">
              <draw:image xlink:href="https://upload.wikimedia.org/wikipedia/en/thumb/f/fc/Ürümqi_Metro_logo.svg/25px-Ürümqi_Metro_log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Ürümqi">Ürümqi</text:a>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5" office:value-type="date" office:date-value="2018-05-16">
            <text:p>16/05/18</text:p>
          </table:table-cell>
          <table:table-cell office:value-type="date" office:date-value="2018-10-25">
            <text:p>25/10/18</text:p>
          </table:table-cell>
          <table:table-cell table:style-name="ce7" office:value-type="string">
            <text:p/>
          </table:table-cell>
          <table:table-cell table:style-name="ce7" office:value-type="string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Wenzhou_Metro">Wenzhou Metro</text:a> <text:a xlink:href="https://en.wikipedia.org/wiki/Wenzhou_Metro"> </text:a><text:a xlink:href="https://en.wikipedia.org/wiki/Urban_rail_transit_in_China#cite_note-trials-28">[f]</text:a></text:p>
            <draw:frame table:end-cell-address="Feuille1.B44" table:end-x="0.318cm" table:end-y="0.297cm" draw:z-index="54" draw:name="https://upload.wikimedia.org/wikipedia/en/thumb/1/13/WenzhouRailway.svg/16px-WenzhouRailway.svg.png" draw:style-name="gr1" draw:text-style-name="P1" svg:width="0.317cm" svg:height="0.297cm" svg:x="0.001cm" svg:y="0cm">
              <draw:image xlink:href="https://upload.wikimedia.org/wikipedia/en/thumb/1/13/WenzhouRailway.svg/16px-WenzhouRailway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Wenzhou">Wenzhou</text:a>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53.8</text:p>
          </table:table-cell>
          <table:table-cell table:style-name="ce3" office:value-type="string">
            <text:p>2018-??-??</text:p>
          </table:table-cell>
          <table:table-cell table:style-name="ce7" office:value-type="string">
            <text:p/>
          </table:table-cell>
          <table:table-cell table:style-name="ce7" office:value-type="string">
            <text:p/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<text:a xlink:href="https://en.wikipedia.org/wiki/Xuzhou_Metro">Xuzhou Metro</text:a> <text:a xlink:href="https://en.wikipedia.org/wiki/Xuzhou_Metro"> </text:a><text:a xlink:href="https://en.wikipedia.org/wiki/Urban_rail_transit_in_China#cite_note-trials-28">[f]</text:a></text:p>
            <draw:frame table:end-cell-address="Feuille1.B45" table:end-x="0.318cm" table:end-y="0.297cm" draw:z-index="55" draw:name="https://upload.wikimedia.org/wikipedia/commons/thumb/7/74/XuzhouMetro.svg/16px-XuzhouMetro.svg.png" draw:style-name="gr1" draw:text-style-name="P1" svg:width="0.317cm" svg:height="0.297cm" svg:x="0.001cm" svg:y="0cm">
              <draw:image xlink:href="https://upload.wikimedia.org/wikipedia/commons/thumb/7/74/XuzhouMetro.svg/16px-XuzhouMetro.svg.png" xlink:type="simple" xlink:show="embed" xlink:actuate="onLoad">
                <text:p/>
              </draw:image>
            </draw:frame>
          </table:table-cell>
          <table:table-cell office:value-type="string">
            <text:p><text:a xlink:href="https://en.wikipedia.org/wiki/Xuzhou">Xuzhou</text:a>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5" office:value-type="date" office:date-value="2018-09-21">
            <text:p>21/09/18</text:p>
          </table:table-cell>
          <table:table-cell table:style-name="ce3" office:value-type="string">
            <text:p>2019-??-??</text:p>
          </table:table-cell>
          <table:table-cell table:style-name="ce7"/>
          <table:table-cell table:style-name="Default"/>
          <table:table-cell table:number-columns-repeated="101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25/11/2018</text:date>, <text:time>19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25T17:20:23</meta:creation-date>
    <dc:date>2018-11-25T19:25:35</dc:date>
    <dc:creator>Juste Raimbault</dc:creator>
    <meta:editing-duration>PT2H5M13S</meta:editing-duration>
    <meta:editing-cycles>2</meta:editing-cycles>
    <meta:generator>OpenOffice/4.1.3$Unix OpenOffice.org_project/413m1$Build-9783</meta:generator>
    <meta:document-statistic meta:table-count="3" meta:cell-count="350" meta:object-count="56"/>
    <meta:user-defined meta:name=""/>
  </office:meta>
</office:document-meta>
</file>